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3457" officeooo:paragraph-rsid="000734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network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18.4.4.1 (L1) Set 'NetBIOS node type' to 'P-node' (Ensure NetBT Parameter 'NodeType' is set to '0x2 (2)') (MS Only) (Scored)] 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deType setting (18.4.4.1) is Compliant:'2'. It matches the CIS value: '2'"</text:p>
      <text:p text:style-name="P1"><text:s text:c="4"/>]</text:p>
      <text:p text:style-name="P1">}</text:p>
      <text:p text:style-name="P1"/>
      <text:p text:style-name="P1">TASK [ansible_role_policy_windows_network_policy : 18.4.4.1 (L1) Set 'NetBIOS node type' to 'P-node' (Ensure NetBT Parameter 'NodeType' is set to '0x2 (2)') (MS Only) (Scored)] ***************************</text:p>
      <text:p text:style-name="P1">skipping: [9.37.141.147]</text:p>
      <text:p text:style-name="P1"/>
      <text:p text:style-name="P1">TASK [ansible_role_policy_windows_network_policy : 18.4.4.2 (L1) Ensure 'Turn off multicast name resolution' is set to 'Enabled' (MS Only) (Scored] *****************************************************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Multicast setting (18.4.4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4.2 (L1) Ensure 'Turn off multicast name resolution' is set to 'Enabled' (MS Only) (Scored] ********************************************************</text:p>
      <text:p text:style-name="P1">skipping: [9.37.141.147]</text:p>
      <text:p text:style-name="P1"/>
      <text:p text:style-name="P1">TASK [ansible_role_policy_windows_network_policy : 18.4.5.1 (L2) Ensure 'Enable Font Providers' is set to 'Disabled' (Scored)] *************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FontProviders setting (18.4.5.1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network_policy : 18.4.5.1 (L2) Ensure 'Enable Font Providers' is set to 'Disabled' (Scored)] *****************************************************************************</text:p>
      <text:p text:style-name="P1">skipping: [9.37.141.147]</text:p>
      <text:p text:style-name="P1"/>
      <text:p text:style-name="P1">TASK [ansible_role_policy_windows_network_policy : 18.4.8.1 (L1) Ensure 'Enable insecure guest logons' is set to 'Disabled' (Scored)] ******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secureGuestAuth setting (18.4.8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8.1 (L1) Ensure 'Enable insecure guest logons' is set to 'Disabled' (Scored)] **********************************************************************</text:p>
      <text:p text:style-name="P1">skipping: [9.37.141.147]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LLTDIOOnDomain setting (18.4.9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skipping: [9.37.141.147]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LLTDIOOnPublicNet setting (18.4.9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skipping: [9.37.141.147]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LLTDIO setting (18.4.9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skipping: [9.37.141.147]</text:p>
      <text:p text:style-name="P1"/>
      <text:p text:style-name="P1">TASK [ansible_role_policy_windows_network_policy : 18.4.9.1 (L2) Ensure 'Turn on Mapper I/O (LLTDIO) driver' is set to 'Disabled' (Scored)] 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ohibitLLTDIOOnPrivateNet setting (18.4.9.1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network_policy : 18.4.9.1 (L2) Ensure 'Turn on Mapper I/O (LLTDIO) driver' is set to 'Disabled' (Scored)] ****************************************************************</text:p>
      <text:p text:style-name="P1">skipping: [9.37.141.147]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RspndrOnDomain setting (18.4.9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RspndrOnPublicNet setting (18.4.9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Rspndr setting (18.4.9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ohibitRspndrOnPrivateNet setting (18.4.9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9.2 (L2) Ensure 'Turn on Responder (RSPNDR) driver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network_policy : 18.4.10.2 (L2) Ensure 'Turn off Microsoft Peer-to-Peer Networking Services' is set to 'Enabled' (Scored)] 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d setting (18.4.10.2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network_policy : 18.4.10.2 (L2) Ensure 'Turn off Microsoft Peer-to-Peer Networking Services' is set to 'Enabled' (Scored)] ***********************************************</text:p>
      <text:p text:style-name="P1">skipping: [9.37.141.147]</text:p>
      <text:p text:style-name="P1"/>
      <text:p text:style-name="P1">TASK [ansible_role_policy_windows_network_policy : 18.4.11.2 (L1) Ensure 'Prohibit installation and configuration of Network Bridge on your DNS domain network' is set to 'Enabled' (Scored)] 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C_AllowNetBridge_NLA setting (18.4.1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11.2 (L1) Ensure 'Prohibit installation and configuration of Network Bridge on your DNS domain network' is set to 'Enabled' (Scored)] **************</text:p>
      <text:p text:style-name="P1">skipping: [9.37.141.147]</text:p>
      <text:p text:style-name="P1"/>
      <text:p text:style-name="P1">TASK [ansible_role_policy_windows_network_policy : 18.4.11.3 (L1) Ensure 'Prohibit use of Internet Connection Sharing on your DNS domain network' is set to 'Enabled' (Scored)] 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C_ShowSharedAccessUI setting (18.4.11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11.3 (L1) Ensure 'Prohibit use of Internet Connection Sharing on your DNS domain network' is set to 'Enabled' (Scored)] ****************************</text:p>
      <text:p text:style-name="P1">skipping: [9.37.141.147]</text:p>
      <text:p text:style-name="P1"/>
      <text:p text:style-name="P1">TASK [ansible_role_policy_windows_network_policy : 18.4.11.4 (L1) Ensure 'Require domain users to elevate when setting a network's location' is set to 'Enabled' (Scored)] 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C_StdDomainUserSetLocation setting (18.4.11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network_policy : 18.4.11.4 (L1) Ensure 'Require domain users to elevate when setting a network's location' is set to 'Enabled' (Scored)] *********************************</text:p>
      <text:p text:style-name="P1">skipping: [9.37.141.147]</text:p>
      <text:p text:style-name="P1"/>
      <text:p text:style-name="P1">TASK [ansible_role_policy_windows_network_policy : 18.4.14.1 (L1) Ensure 'Hardened UNC Paths' is set to 'Enabled, with Require Mutual Authentication and Require Integrity set for all NETLOGON and SYSVOL shares' (Scored)] 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etlogon setting (18.4.14.1) is Compliant:'RequireMutualAuthentication=1, RequireIntegrity=1'. It matches the CIS value: 'RequireMutualAuthentication=1, RequireIntegrity=1'"</text:p>
      <text:p text:style-name="P1"><text:s text:c="4"/>]</text:p>
      <text:p text:style-name="P1">}</text:p>
      <text:p text:style-name="P1"/>
      <text:p text:style-name="P1">TASK [ansible_role_policy_windows_network_policy : 18.4.14.1 (L1) Ensure 'Hardened UNC Paths' is set to 'Enabled, with Require Mutual Authentication and Require Integrity set for all NETLOGON and SYSVOL shares' (Scored)] ***</text:p>
      <text:p text:style-name="P1">skipping: [9.37.141.147]</text:p>
      <text:p text:style-name="P1"/>
      <text:p text:style-name="P1">TASK [ansible_role_policy_windows_network_policy : 18.4.14.1 (L1) Ensure 'Hardened UNC Paths' is set to 'Enabled, with Require Mutual Authentication and Require Integrity set for all NETLOGON and SYSVOL shares' (Scored)] 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YSVOL setting (18.4.14.1) is Compliant:'RequireMutualAuthentication=1, RequireIntegrity=1'. It matches the CIS value: 'RequireMutualAuthentication=1, RequireIntegrity=1'"</text:p>
      <text:p text:style-name="P1"><text:s text:c="4"/>]</text:p>
      <text:p text:style-name="P1">}</text:p>
      <text:p text:style-name="P1"><text:soft-page-break/></text:p>
      <text:p text:style-name="P1">TASK [ansible_role_policy_windows_network_policy : 18.4.14.1 (L1) Ensure 'Hardened UNC Paths' is set to 'Enabled, with Require Mutual Authentication and Require Integrity set for all NETLOGON and SYSVOL shares' (Scored)] ***</text:p>
      <text:p text:style-name="P1">skipping: [9.37.141.147]</text:p>
      <text:p text:style-name="P1"/>
      <text:p text:style-name="P1">TASK [ansible_role_policy_windows_network_policy : 18.4.19.2 (L2) Disable IPv6 (Ensure TCPIP6 Parameter 'DisabledComponents' is set to '0xff (255)') (Scored)] 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dComponents setting (18.4.19.2) is Compliant:'255'. It matches the CIS value: '255'"</text:p>
      <text:p text:style-name="P1"><text:s text:c="4"/>]</text:p>
      <text:p text:style-name="P1">}</text:p>
      <text:p text:style-name="P1"/>
      <text:p text:style-name="P1">TASK [ansible_role_policy_windows_network_policy : 18.4.19.2 (L2) Disable IPv6 (Ensure TCPIP6 Parameter 'DisabledComponents' is set to '0xff (255)') (Scored)] *********************************************</text:p>
      <text:p text:style-name="P1">skipping: [9.37.141.147]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Registrars setting (18.4.20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skipping: [9.37.141.147]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UPnPRegistrar setting (18.4.20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skipping: [9.37.141.147]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InBand802DOT11Registrar setting (18.4.20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skipping: [9.37.141.147]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FlashConfigRegistrar setting (18.4.20.1) is Compliant:'0'. It matches the CIS value: '0'"</text:p>
      <text:p text:style-name="P1"><text:s text:c="4"/>]</text:p>
      <text:p text:style-name="P1">}</text:p>
      <text:p text:style-name="P1"><text:soft-page-break/></text:p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skipping: [9.37.141.147]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PDRegistrar setting (18.4.20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network_policy : 18.4.20.1 (L2) Ensure 'Configuration of wireless settings using Windows Connect Now' is set to 'Disabled' (Scored)] *************************************</text:p>
      <text:p text:style-name="P1">skipping: [9.37.141.147]</text:p>
      <text:p text:style-name="P1"/>
      <text:p text:style-name="P1">TASK [ansible_role_policy_windows_network_policy : 18.4.20.2 (L2) Ensure 'Prohibit access of the Windows Connect Now wizards' is set to 'Enabled' (Scored)] *********************************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cnUi setting (18.4.20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network_policy : 18.4.20.2 (L2) Ensure 'Prohibit access of the Windows Connect Now wizards' is set to 'Enabled' (Scored)] ************************************************</text:p>
      <text:p text:style-name="P1">skipping: [9.37.141.147]</text:p>
      <text:p text:style-name="P1"/>
      <text:p text:style-name="P1">TASK [ansible_role_policy_windows_network_policy : 18.4.21.1 (L1) Ensure 'Minimize the number of simultaneous connections to the Internet or a Windows Domain' is set to 'Enabled' (Scored)] ***************</text:p>
      <text:p text:style-name="P1">changed: [9.37.141.147]</text:p>
      <text:p text:style-name="P1"/>
      <text:p text:style-name="P1"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MinimizeConnections setting (18.4.2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network_policy : 18.4.21.1 (L1) Ensure 'Minimize the number of simultaneous connections to the Internet or a Windows Domain' is set to 'Enabled' (Scored)] ***************</text:p>
      <text:p text:style-name="P1">skipping: [9.37.141.147]</text:p>
      <text:p text:style-name="P1"/>
      <text:p text:style-name="P1">TASK [ansible_role_policy_windows_network_policy : 18.4.21.2 (L2) Ensure 'Prohibit connection to non-domain networks when connected to domain authenticated network' is set to 'Enabled' (MS only) (Scored)] ***</text:p>
      <text:p text:style-name="P1">changed: [9.37.141.147]</text:p>
      <text:p text:style-name="P1"/>
      <text:p text:style-name="P1"><text:soft-page-break/>TASK [ansible_role_policy_windows_network_policy : set_fact] 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network_policy : debug] 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BlockNonDomain setting (18.4.21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network_policy : 18.4.21.2 (L2) Ensure 'Prohibit connection to non-domain networks when connected to domain authenticated network' is set to 'Enabled' (MS only) (Scored)] 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82 <text:s text:c="2"/>changed=27 <text:s text:c="2"/>unreachable=0 <text:s text:c="3"/>failed=0 <text:s text:c="3"/>skipped=54 <text:s text:c="2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27:07.801540780</meta:creation-date>
    <dc:date>2019-09-13T13:27:42.024726743</dc:date>
    <meta:editing-duration>PT34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7" meta:paragraph-count="385" meta:word-count="2286" meta:character-count="34881" meta:non-whitespace-character-count="32515"/>
  </office:meta>
</office:document-meta>
</file>